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inleitung</text:p>
      <text:p text:style-name="Standard"/>
      <text:p text:style-name="Standard">Thema der Arbeit: was wird berechnet/was ist der Stand des Wissens</text:p>
      <text:p text:style-name="Standard">Warum NiTiHf → Formgedächtniseffekt?</text:p>
      <text:p text:style-name="Standard">Warum Simulation und nicht experiment?</text:p>
      <text:p text:style-name="Standard">Welche Modelle/Programme wurden verwendet</text:p>
      <text:p text:style-name="Standard"/>
      <text:p text:style-name="Standard">Kurze Beschreibung der einzelnen Kapit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4T12:09:31</meta:creation-date>
    <dc:date>2012-06-04T12:29:11</dc:date>
    <meta:editing-duration>PT19M40S</meta:editing-duration>
    <meta:editing-cycles>2</meta:editing-cycles>
    <meta:generator>LibreOffice/3.4$Unix LibreOffice_project/340m1$Build-1206</meta:generator>
    <meta:document-statistic meta:table-count="0" meta:image-count="0" meta:object-count="0" meta:page-count="1" meta:paragraph-count="6" meta:word-count="30" meta:character-count="231" meta:non-whitespace-character-count="207"/>
  </office:meta>
</office:document-meta>
</file>